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54D2CE93CDA59CB1.png" manifest:media-type="image/png"/>
  <manifest:file-entry manifest:full-path="Pictures/1000000000000780000004386ACC1B0DB0617557.png" manifest:media-type="image/png"/>
  <manifest:file-entry manifest:full-path="Pictures/100000000000078000000438E811BAC9019BD66C.png" manifest:media-type="image/png"/>
  <manifest:file-entry manifest:full-path="Pictures/100000000000078000000438E8F97B5855AAD8CC.png" manifest:media-type="image/png"/>
  <manifest:file-entry manifest:full-path="Pictures/1000000000000780000004385A1012F2ADA5C559.png" manifest:media-type="image/png"/>
  <manifest:file-entry manifest:full-path="Pictures/100000000000078000000438DDC02792C81850B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1.15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1.45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.25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.15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.29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.46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6" draw:name="Figura1" text:anchor-type="char" svg:x="0cm" svg:y="-1.164cm" svg:width="17cm" svg:height="8.95cm" draw:z-index="0"><draw:image xlink:href="Pictures/10000000000007800000043854D2CE93CDA59CB1.png" xlink:type="simple" xlink:show="embed" xlink:actuate="onLoad" draw:mime-type="image/png"/></draw:frame><draw:frame draw:style-name="fr5" draw:name="Figura2" text:anchor-type="char" svg:x="-0.296cm" svg:y="9.181cm" svg:width="17cm" svg:height="9.019cm" draw:z-index="1"><draw:image xlink:href="Pictures/100000000000078000000438E811BAC9019BD66C.png" xlink:type="simple" xlink:show="embed" xlink:actuate="onLoad" draw:mime-type="image/png"/></draw:frame><draw:frame draw:style-name="fr4" draw:name="Figura3" text:anchor-type="char" svg:x="-0.593cm" svg:y="2.963cm" svg:width="17cm" svg:height="9.077cm" draw:z-index="2"><draw:image xlink:href="Pictures/100000000000078000000438E8F97B5855AAD8CC.png" xlink:type="simple" xlink:show="embed" xlink:actuate="onLoad" draw:mime-type="image/png"/></draw:frame><draw:frame draw:style-name="fr3" draw:name="Figura4" text:anchor-type="char" svg:x="-0.127cm" svg:y="1.63cm" svg:width="17cm" svg:height="9.035cm" draw:z-index="3"><draw:image xlink:href="Pictures/1000000000000780000004385A1012F2ADA5C559.png" xlink:type="simple" xlink:show="embed" xlink:actuate="onLoad" draw:mime-type="image/png"/></draw:frame><draw:frame draw:style-name="fr2" draw:name="Figura5" text:anchor-type="char" svg:width="17cm" svg:height="8.954cm" draw:z-index="4"><draw:image xlink:href="Pictures/1000000000000780000004386ACC1B0DB0617557.png" xlink:type="simple" xlink:show="embed" xlink:actuate="onLoad" draw:mime-type="image/png"/></draw:frame><draw:frame draw:style-name="fr1" draw:name="Figura6" text:anchor-type="char" svg:width="17cm" svg:height="9.077cm" draw:z-index="5"><draw:image xlink:href="Pictures/100000000000078000000438DDC02792C81850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9T22:56:24.726000000</meta:creation-date>
    <dc:date>2023-11-19T23:02:44.219000000</dc:date>
    <meta:editing-duration>PT6M19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7.5.0.3$Windows_X86_64 LibreOffice_project/c21113d003cd3efa8c53188764377a8272d9d6de</meta:generator>
  </office:meta>
</office:document-meta>
</file>